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20aa3e" officeooo:paragraph-rsid="0020aa3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Footer">
      <style:paragraph-properties fo:text-align="start" style:justify-single-word="false"/>
    </style:style>
    <style:style style:name="P4" style:family="paragraph" style:parent-style-name="Standard">
      <style:text-properties officeooo:paragraph-rsid="0023d39c"/>
    </style:style>
    <style:style style:name="P5" style:family="paragraph" style:parent-style-name="Standard">
      <style:text-properties officeooo:paragraph-rsid="002a3bd5"/>
    </style:style>
    <style:style style:name="T1" style:family="text">
      <style:text-properties officeooo:rsid="0020aa3e"/>
    </style:style>
    <style:style style:name="T2" style:family="text">
      <style:text-properties officeooo:rsid="00216b12"/>
    </style:style>
    <style:style style:name="T3" style:family="text">
      <style:text-properties officeooo:rsid="0022b6ec"/>
    </style:style>
    <style:style style:name="T4" style:family="text">
      <style:text-properties officeooo:rsid="0023d39c"/>
    </style:style>
    <style:style style:name="T5" style:family="text">
      <style:text-properties fo:background-color="#ffff00" loext:char-shading-value="0"/>
    </style:style>
    <style:style style:name="T6" style:family="text">
      <style:text-properties officeooo:rsid="0023d39c" fo:background-color="#ffff00" loext:char-shading-value="0"/>
    </style:style>
    <style:style style:name="T7" style:family="text">
      <style:text-properties officeooo:rsid="0023d39c" fo:background-color="#ffff00" loext:char-shading-value="0"/>
    </style:style>
    <style:style style:name="T8" style:family="text">
      <style:text-properties fo:background-color="#ffff00" loext:char-shading-value="0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20aa3e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0">I</text:span><text:span text:style-name="T9">nstrucciones</text:span>: </text:p>
      <text:p text:style-name="P4">Marque con <text:span text:style-name="T4">el </text:span><text:span text:style-name="T7">color amarillo</text:span><text:span text:style-name="T8"> </text:span>la opción que considere correcta. Solo una respuesta es correcta por pregunta. <text:span text:style-name="T4">Integra la fuente (URL de dónde averiguaste la respuesta) de la respuesta para que tus compañeros puedan cotejar </text:span></text:p>
      <text:p text:style-name="P5">Cuántos pines tiene un conector de tarjeta de expansión PCIe x1 estándar?</text:p>
      <text:p text:style-name="P5">a) 32.</text:p>
      <text:p text:style-name="P5">b) 64.</text:p>
      <text:p text:style-name="P5">c) 128.</text:p>
      <text:p text:style-name="P5">d) 164.</text:p>
      <text:p text:style-name="P5"/>
      <text:p text:style-name="P5">¿Qué tipo de placa base se utiliza comúnmente en computadoras de escritorio y torres?</text:p>
      <text:p text:style-name="P5">a) ATX.</text:p>
      <text:p text:style-name="P5">b) Mini-ITX.</text:p>
      <text:p text:style-name="P5">c) MicroATX.</text:p>
      <text:p text:style-name="P5">d) Extended ATX.</text:p>
      <text:p text:style-name="P5"/>
      <text:p text:style-name="P5">¿Cuál es el tamaño estándar de una placa base Mini-ITX?</text:p>
      <text:p text:style-name="P5">a) 12 x 9.6 pulgadas.</text:p>
      <text:p text:style-name="P5">b) 9.6 x 9.6 pulgadas.</text:p>
      <text:p text:style-name="P5">c) 6.7 x 6.7 pulgadas.</text:p>
      <text:p text:style-name="P5">d) 15 x 13 pulgadas.</text:p>
      <text:p text:style-name="P5"/>
      <text:p text:style-name="P5">¿Cuál es la principal ventaja de una placa base ATX sobre una MicroATX?</text:p>
      <text:p text:style-name="P5">a) Menor tamaño.</text:p>
      <text:p text:style-name="P5">b) Menor capacidad de expansión.</text:p>
      <text:p text:style-name="P5">c) Mayor capacidad de expansión.</text:p>
      <text:p text:style-name="P5">d) Mayor compatibilidad con componentes.</text:p>
      <text:p text:style-name="P5"/>
      <text:p text:style-name="P5">¿Cuál es el tamaño estándar de una placa base ATX?</text:p>
      <text:p text:style-name="P5">a) 12 x 9.6 pulgadas.</text:p>
      <text:p text:style-name="P5">b) 9.6 x 9.6 pulgadas.</text:p>
      <text:p text:style-name="P5">c) 6.7 x 6.7 pulgadas.</text:p>
      <text:p text:style-name="P5">d) 15 x 13 pulgadas.</text:p>
      <text:p text:style-name="P5"/>
      <text:p text:style-name="P5">¿Qué tipo de caja para PC es más adecuado para una placa base Mini-ITX?</text:p>
      <text:p text:style-name="P5">a) Full Tower.</text:p>
      <text:p text:style-name="P5">b) Mid Tower.</text:p>
      <text:p text:style-name="P5">c) Mini Tower.</text:p>
      <text:p text:style-name="P5">d) Slim/Small Form Factor.</text:p>
      <text:p text:style-name="P5"/>
      <text:p text:style-name="P5">¿Cuál de los siguientes factores de forma de placa base es más pequeño?</text:p>
      <text:p text:style-name="P5">a) Extended ATX.</text:p>
      <text:p text:style-name="P5">b) ATX.</text:p>
      <text:p text:style-name="P5">c) MicroATX.</text:p>
      <text:p text:style-name="P5">d) Mini-ITX.</text:p>
      <text:p text:style-name="P5"/>
      <text:p text:style-name="P5">¿Cuál es el tamaño estándar de una placa base MicroATX?</text:p>
      <text:p text:style-name="P5"><text:soft-page-break/>a) 12 x 9.6 pulgadas.</text:p>
      <text:p text:style-name="P5">b) 9.6 x 9.6 pulgadas.</text:p>
      <text:p text:style-name="P5">c) 6.7 x 6.7 pulgadas.</text:p>
      <text:p text:style-name="P5">d) 15 x 13 pulgadas.</text:p>
      <text:p text:style-name="P5"/>
      <text:p text:style-name="P5">¿Qué tipo de caja para PC es más grande y ofrece más espacio para componentes y enfriamiento?</text:p>
      <text:p text:style-name="P5">a) Slim/Small Form Factor.</text:p>
      <text:p text:style-name="P5">b) Mini Tower.</text:p>
      <text:p text:style-name="P5">c) Mid Tower.</text:p>
      <text:p text:style-name="P5">d) Full Tower.</text:p>
      <text:p text:style-name="P5"/>
      <text:p text:style-name="P5">¿Cuál de las siguientes opciones describe mejor una placa base Extended ATX?</text:p>
      <text:p text:style-name="P5">a) Tamaño pequeño para sistemas compactos.</text:p>
      <text:p text:style-name="P5">b) Tamaño estándar para computadoras de escritorio.</text:p>
      <text:p text:style-name="P5">c) Tamaño grande para sistemas de alta gama y servidores.</text:p>
      <text:p text:style-name="P5">d) Tamaño intermedio para sistemas equilibrados.</text:p>
      <text:p text:style-name="P5"/>
      <text:p text:style-name="P5">¿Cuál de los siguientes factores de forma de placa base es más grande?</text:p>
      <text:p text:style-name="P5">a) Mini-ITX.</text:p>
      <text:p text:style-name="P5">b) MicroATX.</text:p>
      <text:p text:style-name="P5">c) ATX.</text:p>
      <text:p text:style-name="P5">d) Extended ATX.</text:p>
      <text:p text:style-name="P5"/>
      <text:p text:style-name="P5">¿Cuál es el tamaño estándar de una placa base Extended ATX?</text:p>
      <text:p text:style-name="P5">a) 12 x 9.6 pulgadas.</text:p>
      <text:p text:style-name="P5">b) 9.6 x 9.6 pulgadas.</text:p>
      <text:p text:style-name="P5">c) 6.7 x 6.7 pulgadas.</text:p>
      <text:p text:style-name="P5">d) 15 x 13 pulgadas.</text:p>
      <text:p text:style-name="P5"/>
      <text:p text:style-name="P5">¿Qué tipo de caja para PC es más adecuado para una placa base Extended ATX?</text:p>
      <text:p text:style-name="P5">a) Full Tower.</text:p>
      <text:p text:style-name="P5">b) Mid Tower.</text:p>
      <text:p text:style-name="P5">c) Mini Tower.</text:p>
      <text:p text:style-name="P5">d) Slim/Small Form Factor.</text:p>
      <text:p text:style-name="P5"/>
      <text:p text:style-name="P5">¿Cuál de las siguientes opciones describe mejor una placa base ATX?</text:p>
      <text:p text:style-name="P5">a) Tamaño pequeño para sistemas compactos.</text:p>
      <text:p text:style-name="P5">b) Tamaño estándar para computadoras de escritorio.</text:p>
      <text:p text:style-name="P5">c) Tamaño grande para sistemas de alta gama y servidores.</text:p>
      <text:p text:style-name="P5">d) Tamaño intermedio para sistemas equilibrados.</text:p>
      <text:p text:style-name="P5"/>
      <text:p text:style-name="P5">¿Cuál es el tamaño estándar de una placa base Mini-ATX?</text:p>
      <text:p text:style-name="P5">a) 12 x 9.6 pulgadas.</text:p>
      <text:p text:style-name="P5">b) 9.6 x 9.6 pulgadas.</text:p>
      <text:p text:style-name="P5">c) 6.7 x 6.7 pulgadas.</text:p>
      <text:p text:style-name="P5">d) 15 x 13 pulgadas.</text:p>
      <text:p text:style-name="P5"/>
      <text:p text:style-name="P5"><text:soft-page-break/>¿Qué tipo de caja para PC es más adecuado para una placa base ATX?</text:p>
      <text:p text:style-name="P5">a) Slim/Small Form Factor.</text:p>
      <text:p text:style-name="P5">b) Mini Tower.</text:p>
      <text:p text:style-name="P5">c) Mid Tower.</text:p>
      <text:p text:style-name="P5">d) Full Tower.</text:p>
      <text:p text:style-name="P5"/>
      <text:p text:style-name="P5">¿Cuál de las siguientes opciones describe mejor una placa base Mini-ITX?</text:p>
      <text:p text:style-name="P5">a) Tamaño pequeño para sistemas compactos.</text:p>
      <text:p text:style-name="P5">b) Tamaño estándar para computadoras de escritorio.</text:p>
      <text:p text:style-name="P5">c) Tamaño grande para sistemas de alta gama y servidores.</text:p>
      <text:p text:style-name="P5">d) Tamaño intermedio para sistemas equilibrados.</text:p>
      <text:p text:style-name="P5"/>
      <text:p text:style-name="P5">¿Cuál es el tamaño estándar de una placa base ATX?</text:p>
      <text:p text:style-name="P5">a) 12 x 9.6 pulgadas.</text:p>
      <text:p text:style-name="P5">b) 9.6 x 9.6 pulgadas.</text:p>
      <text:p text:style-name="P5">c) 6.7 x 6.7 pulgadas.</text:p>
      <text:p text:style-name="P5">d) 15 x 13 pulgadas.</text:p>
      <text:p text:style-name="P5"/>
      <text:p text:style-name="P5">¿Qué tipo de caja para PC es más adecuado para una placa base MicroATX?</text:p>
      <text:p text:style-name="P5">a) Full Tower.</text:p>
      <text:p text:style-name="P5">b) Mid Tower.</text:p>
      <text:p text:style-name="P5">c) Mini Tower.</text:p>
      <text:p text:style-name="P5">d) Slim/Small Form Factor.</text:p>
      <text:p text:style-name="P5"/>
      <text:p text:style-name="P5">¿Cuál de las siguientes opciones describe mejor una placa base MicroATX?</text:p>
      <text:p text:style-name="P5">a) Tamaño pequeño para sistemas compactos.</text:p>
      <text:p text:style-name="P5">b) Tamaño estándar para computadoras de escritorio.</text:p>
      <text:p text:style-name="P5">c) Tamaño grande para sistemas de alta gama y servidores.</text:p>
      <text:p text:style-name="P5">d) Tamaño intermedio para sistemas equilibrados.</text:p>
      <text:p text:style-name="P5"/>
      <text:p text:style-name="P5">¿Cuál es el tamaño estándar de una placa base Mini-ITX?</text:p>
      <text:p text:style-name="P5">a) 12 x 9.6 pulgadas.</text:p>
      <text:p text:style-name="P5">b) 9.6 x 9.6 pulgadas.</text:p>
      <text:p text:style-name="P5">c) 6.7 x 6.7 pulgadas.</text:p>
      <text:p text:style-name="P5">d) 15 x 13 pulgadas.</text:p>
      <text:p text:style-name="P5"/>
      <text:p text:style-name="P5">¿Qué tipo de caja para PC es más grande y ofrece más espacio para componentes y enfriamiento?</text:p>
      <text:p text:style-name="P5">a) Slim/Small Form Factor.</text:p>
      <text:p text:style-name="P5">b) Mini Tower.</text:p>
      <text:p text:style-name="P5">c) Mid Tower.</text:p>
      <text:p text:style-name="P5">d) Full Tower.</text:p>
      <text:p text:style-name="P5"/>
      <text:p text:style-name="P5">¿Cuál de las siguientes opciones describe mejor una placa base Extended ATX?</text:p>
      <text:p text:style-name="P5">a) Tamaño pequeño para sistemas compactos.</text:p>
      <text:p text:style-name="P5">b) Tamaño estándar para computadoras de escritorio.</text:p>
      <text:p text:style-name="P5">c) Tamaño grande para sistemas de alta gama y servidores.</text:p>
      <text:p text:style-name="P5">d) Tamaño intermedio para sistemas equilibrados.</text:p>
      <text:p text:style-name="P5"><text:soft-page-break/></text:p>
      <text:p text:style-name="P5">¿Cuál es el tamaño estándar de una placa base MicroATX?</text:p>
      <text:p text:style-name="P5">a) 12 x 9.6 pulgadas.</text:p>
      <text:p text:style-name="P5">b) 9.6 x 9.6 pulgadas.</text:p>
      <text:p text:style-name="P5">c) 6.7 x 6.7 pulgadas.</text:p>
      <text:p text:style-name="P5">d) 15 x 13 pulgadas.</text:p>
      <text:p text:style-name="P5"/>
      <text:p text:style-name="P5">¿Qué tipo de caja para PC es más adecuado para una placa base Mini-ATX?</text:p>
      <text:p text:style-name="P5">a) Full Tower.</text:p>
      <text:p text:style-name="P5">b) Mid Tower.</text:p>
      <text:p text:style-name="P5">c) Mini Tower.</text:p>
      <text:p text:style-name="P5">d) Slim/Small Form Factor.</text:p>
      <text:p text:style-name="P5"/>
      <text:p text:style-name="P5">¿Cuál de las siguientes opciones describe mejor una placa base ATX?</text:p>
      <text:p text:style-name="P5">a) Tamaño pequeño para sistemas compactos.</text:p>
      <text:p text:style-name="P5">b) Tamaño estándar para computadoras de escritorio.</text:p>
      <text:p text:style-name="P5">c) Tamaño grande para sistemas de alta gama y servidores.</text:p>
      <text:p text:style-name="P5">d) Tamaño intermedio para sistemas equilibrados.</text:p>
      <text:p text:style-name="P5"/>
      <text:p text:style-name="P5">¿Cuál es el tamaño estándar de una placa base Extended ATX?</text:p>
      <text:p text:style-name="P5">a) 12 x 9.6 pulgadas.</text:p>
      <text:p text:style-name="P5">b) 9.6 x 9.6 pulgadas.</text:p>
      <text:p text:style-name="P5">c) 6.7 x 6.7 pulgadas.</text:p>
      <text:p text:style-name="P5">d) 15 x 13 pulgadas.</text:p>
      <text:p text:style-name="P5"/>
      <text:p text:style-name="P5">¿Qué tipo de caja para PC es más pequeño y está diseñado para sistemas compactos?</text:p>
      <text:p text:style-name="P5">a) Slim/Small Form Factor.</text:p>
      <text:p text:style-name="P5">b) Mini Tower.</text:p>
      <text:p text:style-name="P5">c) Mid Tower.</text:p>
      <text:p text:style-name="P5">d) Full Tower.</text:p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20aa3e" officeooo:paragraph-rsid="0020aa3e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 fo:text-align="start" style:justify-single-word="false"/>
    </style:style>
    <style:style style:name="MT1" style:family="text">
      <style:text-properties officeooo:rsid="0023d39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Mantenimiento y reparación de ordenadores -UFO - <text:span text:style-name="MT1">861</text:span></text:p>
        <text:p text:style-name="MP1"/>
      </style:header>
      <style:footer>
        <text:p text:style-name="MP2"><text:bookmark-start text:name="PageNumWizard_FOOTER_Estilo de página predeterminado3"/><text:page-number text:select-page="current">3</text:page-number><text:s/>/ <text:page-count>4</text:page-count><text:bookmark-end text:name="PageNumWizard_FOOTER_Estilo de página predeterminado3"/></text:p>
      </style:footer>
      <style:footer-left>
        <text:p text:style-name="MP3"><text:bookmark-start text:name="PageNumWizard_FOOTER_Estilo de página predeterminado2"/><text:page-number text:select-page="current">4</text:page-number><text:s/>/ <text:page-count>4</text:page-count><text:bookmark-end text:name="PageNumWizard_FOOTER_Estilo de página predeterminado2"/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8T15:45:19.105657287</meta:creation-date>
    <dc:date>2024-01-11T19:31:06.516311916</dc:date>
    <meta:editing-duration>PT7H28M38S</meta:editing-duration>
    <meta:editing-cycles>17</meta:editing-cycles>
    <meta:generator>LibreOffice/7.6.2.1$Linux_X86_64 LibreOffice_project/56f7684011345957bbf33a7ee678afaf4d2ba333</meta:generator>
    <meta:document-statistic meta:table-count="0" meta:image-count="0" meta:object-count="0" meta:page-count="4" meta:paragraph-count="145" meta:word-count="906" meta:character-count="4992" meta:non-whitespace-character-count="4229"/>
  </office:meta>
</office:document-meta>
</file>